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dobe Blank" svg:font-family="'Adobe Blan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912cm" fo:min-width="0.688cm"/>
    </style:style>
    <style:style style:name="gr3" style:family="graphic" style:parent-style-name="objectwithoutfill">
      <style:graphic-properties svg:stroke-color="#ffffff" svg:stroke-opacity="0%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67cm"/>
    </style:style>
    <style:style style:name="gr6" style:family="graphic" style:parent-style-name="standard">
      <style:graphic-properties draw:stroke="none" svg:stroke-color="#000000" draw:fill="none" draw:fill-color="#ffffff" fo:min-height="2.203cm"/>
    </style:style>
    <style:style style:name="gr7" style:family="graphic" style:parent-style-name="standard">
      <style:graphic-properties draw:stroke="solid" draw:stroke-dash="Line_20_with_20_Fine_20_Dots" svg:stroke-width="0.106cm" svg:stroke-color="#000000" draw:marker-start-width="0.358cm" draw:marker-end-width="0.358cm" draw:fill-color="#ffffff" draw:textarea-horizontal-align="justify" draw:textarea-vertical-align="middle" draw:auto-grow-height="false" fo:min-height="2.29cm" fo:min-width="2.04cm" fo:padding-top="0.177cm" fo:padding-bottom="0.177cm" fo:padding-left="0.302cm" fo:padding-right="0.302cm"/>
    </style:style>
    <style:style style:name="gr8" style:family="graphic" style:parent-style-name="standard">
      <style:graphic-properties draw:stroke="solid" draw:stroke-dash="Line_20_with_20_Fine_20_Dots" svg:stroke-width="0.106cm" svg:stroke-color="#000000" draw:marker-start-width="0.359cm" draw:marker-end-width="0.359cm" draw:fill-color="#ffffff" draw:textarea-horizontal-align="justify" draw:textarea-vertical-align="middle" draw:auto-grow-height="false" fo:min-height="2.29cm" fo:min-width="2.04cm" fo:padding-top="0.178cm" fo:padding-bottom="0.178cm" fo:padding-left="0.303cm" fo:padding-right="0.303cm"/>
    </style:style>
    <style:style style:name="gr9" style:family="graphic" style:parent-style-name="standard">
      <style:graphic-properties draw:stroke="solid" draw:stroke-dash="Line_20_with_20_Fine_20_Dots" svg:stroke-width="0.106cm" svg:stroke-color="#000000" draw:marker-start-width="0.359cm" draw:marker-end-width="0.359cm" draw:fill-color="#ffffff" draw:textarea-horizontal-align="justify" draw:textarea-vertical-align="middle" draw:auto-grow-height="false" fo:min-height="2.184cm" fo:min-width="1.934cm" fo:padding-top="0.178cm" fo:padding-bottom="0.178cm" fo:padding-left="0.303cm" fo:padding-right="0.303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1.188cm" fo:min-width="0.938cm"/>
    </style:style>
    <style:style style:name="gr11" style:family="graphic" style:parent-style-name="objectwithoutfill">
      <style:graphic-properties svg:stroke-width="0.706cm" svg:stroke-color="#ed1c24" draw:marker-start-width="1.253cm" draw:marker-end="Arrow" draw:marker-end-width="1.353cm" draw:fill="none" draw:textarea-vertical-align="middle" fo:padding-top="0.472cm" fo:padding-bottom="0.472cm" fo:padding-left="0.597cm" fo:padding-right="0.597cm"/>
    </style:style>
    <style:style style:name="gr12" style:family="graphic" style:parent-style-name="objectwithoutfill">
      <style:graphic-properties svg:stroke-width="0.247cm" svg:stroke-color="#000000" draw:marker-start-width="0.571cm" draw:marker-end="Arrow" draw:marker-end-width="0.671cm" draw:fill="none" draw:textarea-vertical-align="middle" fo:padding-top="0.249cm" fo:padding-bottom="0.249cm" fo:padding-left="0.374cm" fo:padding-right="0.374cm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2.29cm"/>
    </style:style>
    <style:style style:name="gr14" style:family="graphic" style:parent-style-name="standard">
      <style:graphic-properties draw:stroke="none" svg:stroke-color="#000000" draw:fill="none" draw:fill-color="#ffffff" draw:textarea-vertical-align="top" fo:min-height="2.29cm"/>
    </style:style>
    <style:style style:name="gr15" style:family="graphic" style:parent-style-name="standard">
      <style:graphic-properties draw:stroke="none" svg:stroke-color="#000000" draw:fill="none" draw:fill-color="#ffffff" draw:textarea-vertical-align="bottom" fo:min-height="2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  <style:text-properties fo:font-size="19.3999996185303pt"/>
    </style:style>
    <style:style style:name="P4" style:family="paragraph">
      <loext:graphic-properties draw:fill="none" draw:fill-color="#ffffff"/>
      <style:text-properties fo:font-size="48pt" style:font-size-asian="48pt" style:font-size-complex="48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end"/>
      <style:text-properties fo:font-size="28pt" fo:font-weight="bold"/>
    </style:style>
    <style:style style:name="P7" style:family="paragraph">
      <loext:graphic-properties draw:fill="none" draw:fill-color="#ffffff"/>
      <style:paragraph-properties fo:text-align="end"/>
      <style:text-properties fo:font-size="28pt" fo:font-weight="bold"/>
    </style:style>
    <style:style style:name="P8" style:family="paragraph">
      <style:paragraph-properties fo:text-align="center"/>
      <style:text-properties fo:font-size="28pt" fo:font-weight="bold"/>
    </style:style>
    <style:style style:name="P9" style:family="paragraph">
      <loext:graphic-properties draw:fill="none" draw:fill-color="#ffffff"/>
      <style:paragraph-properties fo:text-align="center"/>
      <style:text-properties fo:font-size="28pt" fo:font-weight="bold"/>
    </style:style>
    <style:style style:name="P10" style:family="paragraph">
      <style:paragraph-properties fo:text-align="start"/>
      <style:text-properties fo:font-size="28pt" fo:font-weight="bold"/>
    </style:style>
    <style:style style:name="P11" style:family="paragraph">
      <loext:graphic-properties draw:fill="none" draw:fill-color="#ffffff"/>
      <style:paragraph-properties fo:text-align="start"/>
      <style:text-properties fo:font-size="28pt" fo:font-weight="bold"/>
    </style:style>
    <style:style style:name="T1" style:family="text">
      <style:text-properties fo:font-size="19.3999996185303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style:text-position="0% 100%" fo:font-style="italic" style:font-style-asian="italic" style:font-style-complex="italic"/>
    </style:style>
    <style:style style:name="T4" style:family="text">
      <style:text-properties style:text-position="-33% 58%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9.37cm" svg:y1="7.62cm" svg:x2="39.37cm" svg:y2="9.727cm">
          <text:p/>
        </draw:line>
        <draw:line draw:style-name="gr1" draw:text-style-name="P1" draw:layer="layout" svg:x1="-12.165cm" svg:y1="-3.768cm" svg:x2="-12.165cm" svg:y2="-1.661cm">
          <text:p/>
        </draw:line>
        <draw:line draw:style-name="gr1" draw:text-style-name="P1" draw:layer="layout" svg:x1="-10.009cm" svg:y1="-3.768cm" svg:x2="-10.009cm" svg:y2="-1.661cm">
          <text:p/>
        </draw:line>
        <draw:line draw:style-name="gr1" draw:text-style-name="P1" draw:layer="layout" svg:x1="-12.165cm" svg:y1="-3.768cm" svg:x2="-12.165cm" svg:y2="-1.661cm">
          <text:p/>
        </draw:line>
        <draw:line draw:style-name="gr1" draw:text-style-name="P1" draw:layer="layout" svg:x1="-7.854cm" svg:y1="-3.768cm" svg:x2="-7.854cm" svg:y2="-1.661cm">
          <text:p/>
        </draw:line>
        <draw:line draw:style-name="gr1" draw:text-style-name="P1" draw:layer="layout" svg:x1="-5.699cm" svg:y1="-3.768cm" svg:x2="-5.699cm" svg:y2="-1.661cm">
          <text:p/>
        </draw:line>
        <draw:line draw:style-name="gr1" draw:text-style-name="P1" draw:layer="layout" svg:x1="-3.543cm" svg:y1="-3.768cm" svg:x2="-3.543cm" svg:y2="-1.661cm">
          <text:p/>
        </draw:line>
        <draw:line draw:style-name="gr1" draw:text-style-name="P1" draw:layer="layout" svg:x1="-1.387cm" svg:y1="-3.768cm" svg:x2="-1.387cm" svg:y2="-1.661cm">
          <text:p/>
        </draw:line>
        <draw:line draw:style-name="gr1" draw:text-style-name="P1" draw:layer="layout" svg:x1="0.768cm" svg:y1="-3.768cm" svg:x2="0.768cm" svg:y2="-1.661cm">
          <text:p/>
        </draw:line>
        <draw:line draw:style-name="gr1" draw:text-style-name="P1" draw:layer="layout" svg:x1="2.923cm" svg:y1="-3.768cm" svg:x2="2.923cm" svg:y2="-1.661cm">
          <text:p/>
        </draw:line>
        <draw:line draw:style-name="gr1" draw:text-style-name="P1" draw:layer="layout" svg:x1="5.079cm" svg:y1="-3.768cm" svg:x2="5.079cm" svg:y2="-1.661cm">
          <text:p/>
        </draw:line>
        <draw:custom-shape draw:style-name="gr2" draw:text-style-name="P2" draw:layer="layout" svg:width="1.68cm" svg:height="1.642cm" svg:x="-5.447cm" svg:y="-3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xml:id="id2" draw:id="id2" draw:layer="layout" svg:x1="-6.727cm" svg:y1="-4.041cm" svg:x2="-4.34cm" svg:y2="-4.041cm">
          <text:p/>
        </draw:line>
        <draw:line draw:style-name="gr3" draw:text-style-name="P1" xml:id="id1" draw:id="id1" draw:layer="layout" svg:x1="-4.523cm" svg:y1="-4.041cm" svg:x2="-2.284cm" svg:y2="-4.041cm">
          <text:p/>
        </draw:line>
        <draw:connector draw:style-name="gr4" draw:text-style-name="P1" draw:layer="layout" draw:type="curve" draw:line-skew="-0.646cm" svg:x1="-4.523cm" svg:y1="-4.041cm" svg:x2="-2.284cm" svg:y2="-4.041cm" draw:start-shape="id1" draw:start-glue-point="3" draw:end-shape="id1" draw:end-glue-point="1" svg:d="M-4523-4041c0-1719 2239-1719 2239 0" svg:viewBox="0 0 2240 1290">
          <text:p/>
        </draw:connector>
        <draw:connector draw:style-name="gr4" draw:text-style-name="P1" draw:layer="layout" draw:type="curve" draw:line-skew="-0.646cm" svg:x1="-4.523cm" svg:y1="-4.041cm" svg:x2="-6.727cm" svg:y2="-4.041cm" draw:start-shape="id1" draw:start-glue-point="3" draw:end-shape="id2" draw:end-glue-point="3" svg:d="M-4523-4041c0-1719-2204-1719-2204 0" svg:viewBox="0 0 2205 1290">
          <text:p/>
        </draw:connector>
        <draw:frame draw:style-name="gr5" draw:text-style-name="P3" draw:layer="layout" svg:width="1.905cm" svg:height="1.017cm" svg:x="-6.454cm" svg:y="-6.604cm">
          <draw:text-box>
            <text:p><text:span text:style-name="T1">1 - p</text:span></text:p>
          </draw:text-box>
        </draw:frame>
        <draw:frame draw:style-name="gr5" draw:text-style-name="P3" draw:layer="layout" svg:width="0.729cm" svg:height="1.017cm" svg:x="-3.727cm" svg:y="-6.582cm">
          <draw:text-box>
            <text:p><text:span text:style-name="T1">p</text:span></text:p>
          </draw:text-box>
        </draw:frame>
        <draw:line draw:style-name="gr1" draw:text-style-name="P1" draw:layer="layout" svg:x1="7.27cm" svg:y1="-3.78cm" svg:x2="-14.32cm" svg:y2="-3.78cm">
          <text:p/>
        </draw:line>
        <draw:line draw:style-name="gr1" draw:text-style-name="P1" draw:layer="layout" svg:x1="7.27cm" svg:y1="-1.646cm" svg:x2="-14.32cm" svg:y2="-1.646cm">
          <text:p/>
        </draw:line>
        <draw:frame draw:style-name="gr6" draw:text-style-name="P4" draw:layer="layout" svg:width="2.032cm" svg:height="2.453cm" svg:x="-14.366cm" svg:y="-4.15cm">
          <draw:text-box>
            <text:p><text:span text:style-name="T2">...</text:span></text:p>
          </draw:text-box>
        </draw:frame>
        <draw:frame draw:style-name="gr6" draw:text-style-name="P4" draw:layer="layout" svg:width="2.032cm" svg:height="2.453cm" svg:x="5.334cm" svg:y="-4.149cm">
          <draw:text-box>
            <text:p><text:span text:style-name="T2">...</text:span></text:p>
          </draw:text-box>
        </draw:frame>
        <draw:custom-shape draw:style-name="gr7" draw:text-style-name="P5" draw:layer="layout" svg:width="2.54cm" svg:height="2.54cm" svg:x="0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2.54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5.08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7.62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10.16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12.7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15.24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17.78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0cm" svg:y="2.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2.54cm" svg:y="2.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5.08cm" svg:y="2.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7.62cm" svg:y="2.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10.16cm" svg:y="2.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12.7cm" svg:y="2.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15.24cm" svg:y="2.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17.78cm" svg:y="2.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0cm" svg:y="5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2.54cm" svg:y="5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5.08cm" svg:y="5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7.62cm" svg:y="5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10.16cm" svg:y="5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12.7cm" svg:y="5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15.24cm" svg:y="5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17.78cm" svg:y="5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0cm" svg:y="7.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2.54cm" svg:y="7.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5.08cm" svg:y="7.6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54cm" svg:height="2.54cm" svg:x="7.62cm" svg:y="7.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10.16cm" svg:y="7.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12.7cm" svg:y="7.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15.24cm" svg:y="7.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17.78cm" svg:y="7.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0cm" svg:y="10.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2.54cm" svg:y="10.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5.08cm" svg:y="10.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54cm" svg:height="2.54cm" svg:x="7.62cm" svg:y="10.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10.16cm" svg:y="10.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12.7cm" svg:y="10.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15.24cm" svg:y="10.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17.78cm" svg:y="10.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0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2.54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5.08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7.62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10.16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12.7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15.24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17.78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0cm" svg:y="15.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2.54cm" svg:y="15.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5.08cm" svg:y="15.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7.62cm" svg:y="15.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10.16cm" svg:y="15.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12.7cm" svg:y="15.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15.24cm" svg:y="15.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17.78cm" svg:y="15.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0cm" svg:y="17.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2.54cm" svg:y="17.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5.08cm" svg:y="17.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7.62cm" svg:y="17.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10.16cm" svg:y="17.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12.7cm" svg:y="17.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15.24cm" svg:y="17.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4cm" svg:height="2.54cm" svg:x="17.78cm" svg:y="17.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032cm" svg:height="2.032cm" svg:x="25.019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22.86cm" svg:y1="2.794cm" svg:x2="26.035cm" svg:y2="2.794cm">
          <text:p/>
        </draw:line>
        <draw:line draw:style-name="gr12" draw:text-style-name="P1" draw:layer="layout" svg:x1="26.035cm" svg:y1="2.794cm" svg:x2="28.575cm" svg:y2="2.794cm">
          <text:p/>
        </draw:line>
        <draw:line draw:style-name="gr12" draw:text-style-name="P1" draw:layer="layout" svg:x1="26.035cm" svg:y1="2.794cm" svg:x2="26.035cm" svg:y2="0.254cm">
          <text:p/>
        </draw:line>
        <draw:line draw:style-name="gr12" draw:text-style-name="P1" draw:layer="layout" svg:x1="26.035cm" svg:y1="2.794cm" svg:x2="26.035cm" svg:y2="5.334cm">
          <text:p/>
        </draw:line>
        <draw:line draw:style-name="gr12" draw:text-style-name="P1" draw:layer="layout" svg:x1="26.035cm" svg:y1="2.794cm" svg:x2="23.495cm" svg:y2="2.794cm">
          <text:p/>
        </draw:line>
        <draw:custom-shape draw:style-name="gr10" draw:text-style-name="P2" draw:layer="layout" svg:width="2.032cm" svg:height="2.032cm" svg:x="-6.096cm" svg:y="3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-8.255cm" svg:y1="4.445cm" svg:x2="-5.08cm" svg:y2="4.445cm">
          <text:p/>
        </draw:line>
        <draw:line draw:style-name="gr12" draw:text-style-name="P1" draw:layer="layout" svg:x1="-5.08cm" svg:y1="4.445cm" svg:x2="-2.54cm" svg:y2="4.445cm">
          <text:p/>
        </draw:line>
        <draw:line draw:style-name="gr12" draw:text-style-name="P1" draw:layer="layout" svg:x1="-5.08cm" svg:y1="4.445cm" svg:x2="-5.08cm" svg:y2="1.905cm">
          <text:p/>
        </draw:line>
        <draw:line draw:style-name="gr12" draw:text-style-name="P1" draw:layer="layout" svg:x1="-5.08cm" svg:y1="4.445cm" svg:x2="-5.08cm" svg:y2="6.985cm">
          <text:p/>
        </draw:line>
        <draw:frame draw:style-name="gr13" draw:text-style-name="P7" draw:layer="layout" svg:width="2.54cm" svg:height="2.54cm" svg:x="-3.81cm" svg:y="3.175cm">
          <draw:text-box>
            <text:p text:style-name="P6"><text:span text:style-name="T3">p</text:span></text:p>
          </draw:text-box>
        </draw:frame>
        <draw:frame draw:style-name="gr14" draw:text-style-name="P9" draw:layer="layout" svg:width="2.54cm" svg:height="2.54cm" svg:x="-6.35cm" svg:y="0.635cm">
          <draw:text-box>
            <text:p text:style-name="P8"><text:span text:style-name="T3">p</text:span><text:span text:style-name="T4">l</text:span></text:p>
          </draw:text-box>
        </draw:frame>
        <draw:frame draw:style-name="gr15" draw:text-style-name="P9" draw:layer="layout" svg:width="2.54cm" svg:height="2.54cm" svg:x="-6.35cm" svg:y="5.715cm">
          <draw:text-box>
            <text:p text:style-name="P8"><text:span text:style-name="T3">p</text:span><text:span text:style-name="T4">r</text:span></text:p>
          </draw:text-box>
        </draw:frame>
        <draw:line draw:style-name="gr12" draw:text-style-name="P1" draw:layer="layout" svg:x1="-5.08cm" svg:y1="4.445cm" svg:x2="-7.62cm" svg:y2="4.445cm">
          <text:p/>
        </draw:line>
        <draw:frame draw:style-name="gr13" draw:text-style-name="P11" draw:layer="layout" svg:width="2.54cm" svg:height="2.54cm" svg:x="-8.89cm" svg:y="3.175cm">
          <draw:text-box>
            <text:p text:style-name="P10"><text:span text:style-name="T3">p</text:span><text:span text:style-name="T4">b</text:span></text:p>
          </draw:text-box>
        </draw:frame>
        <draw:custom-shape draw:style-name="gr10" draw:text-style-name="P2" draw:layer="layout" svg:width="2.032cm" svg:height="2.032cm" draw:transform="rotate (-1.5707963267949) translate (9.906cm 7.8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8.89cm" svg:y1="5.715cm" svg:x2="8.89cm" svg:y2="8.89cm">
          <text:p/>
        </draw:line>
        <draw:line draw:style-name="gr12" draw:text-style-name="P1" draw:layer="layout" svg:x1="8.89cm" svg:y1="8.89cm" svg:x2="8.89cm" svg:y2="11.43cm">
          <text:p/>
        </draw:line>
        <draw:line draw:style-name="gr12" draw:text-style-name="P1" draw:layer="layout" svg:x1="8.89cm" svg:y1="8.89cm" svg:x2="11.43cm" svg:y2="8.89cm">
          <text:p/>
        </draw:line>
        <draw:line draw:style-name="gr12" draw:text-style-name="P1" draw:layer="layout" svg:x1="8.89cm" svg:y1="8.89cm" svg:x2="6.35cm" svg:y2="8.89cm">
          <text:p/>
        </draw:line>
        <draw:line draw:style-name="gr12" draw:text-style-name="P1" draw:layer="layout" svg:x1="8.89cm" svg:y1="8.89cm" svg:x2="8.89cm" svg:y2="6.35cm">
          <text:p/>
        </draw:line>
        <draw:frame draw:style-name="gr15" draw:text-style-name="P9" draw:layer="layout" svg:width="2.54cm" svg:height="2.54cm" svg:x="7.62cm" svg:y="10.16cm">
          <draw:text-box>
            <text:p text:style-name="P8"><text:span text:style-name="T3">p</text:span></text:p>
          </draw:text-box>
        </draw:frame>
        <draw:frame draw:style-name="gr13" draw:text-style-name="P7" draw:layer="layout" svg:width="2.54cm" svg:height="2.54cm" svg:x="10.16cm" svg:y="7.62cm">
          <draw:text-box>
            <text:p text:style-name="P6"><text:span text:style-name="T3">p</text:span><text:span text:style-name="T4">l</text:span></text:p>
          </draw:text-box>
        </draw:frame>
        <draw:frame draw:style-name="gr13" draw:text-style-name="P11" draw:layer="layout" svg:width="2.54cm" svg:height="2.54cm" svg:x="5.08cm" svg:y="7.62cm">
          <draw:text-box>
            <text:p text:style-name="P10"><text:span text:style-name="T3">p</text:span><text:span text:style-name="T4">r</text:span></text:p>
          </draw:text-box>
        </draw:frame>
        <draw:frame draw:style-name="gr14" draw:text-style-name="P9" draw:layer="layout" svg:width="2.54cm" svg:height="2.54cm" svg:x="7.62cm" svg:y="5.08cm">
          <draw:text-box>
            <text:p text:style-name="P8"><text:span text:style-name="T3">p</text:span><text:span text:style-name="T4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dobe Blank" svg:font-family="'Adobe Blan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Liberation Sans1" svg:font-family="'Liberation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dobe Blank" style:font-family-asian="'Adobe Blank'" style:font-family-generic-asian="system" style:font-pitch-asian="variable" style:font-size-asian="18pt" style:font-style-asian="normal" style:font-weight-asian="normal" style:font-name-complex="Ek Mukta" style:font-family-complex="'Ek Mukta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2T19:13:41.892495679</meta:creation-date>
    <dc:date>2018-09-13T14:54:03.890866781</dc:date>
    <meta:editing-duration>PT6H20M59S</meta:editing-duration>
    <meta:editing-cycles>12</meta:editing-cycles>
    <meta:generator>LibreOffice/6.1.0.3$Linux_X86_64 LibreOffice_project/10$Build-3</meta:generator>
    <meta:document-statistic meta:object-count="112"/>
  </office:meta>
</office:document-meta>
</file>